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5.299cm"/>
    </style:style>
    <style:style style:name="co3" style:family="table-column">
      <style:table-column-properties fo:break-before="auto" style:column-width="4.10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00"/>
    </style:style>
    <style:style style:name="ce3" style:family="table-cell" style:parent-style-name="Default">
      <style:table-cell-properties fo:background-color="#ff9900"/>
    </style:style>
    <style:style style:name="ce4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Worl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ifficulty</text:p>
          </table:table-cell>
          <table:table-cell table:style-name="ce1" office:value-type="string">
            <text:p>Done</text:p>
          </table:table-cell>
        </table:table-row>
        <table:table-row table:style-name="ro1">
          <table:table-cell office:value-type="string">
            <text:p>World 1</text:p>
          </table:table-cell>
          <table:table-cell office:value-type="string">
            <text:p>Small Jump</text:p>
          </table:table-cell>
          <table:table-cell office:value-type="string">
            <text:p>Easy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Medium Jump</text:p>
          </table:table-cell>
          <table:table-cell office:value-type="string">
            <text:p>Easy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Long Jump</text:p>
          </table:table-cell>
          <table:table-cell office:value-type="string">
            <text:p>Easy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Big Jump</text:p>
          </table:table-cell>
          <table:table-cell office:value-type="string">
            <text:p>Easy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Even Bigger Jump</text:p>
          </table:table-cell>
          <table:table-cell office:value-type="string">
            <text:p>Easy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Dwarves Can't Jump</text:p>
          </table:table-cell>
          <table:table-cell office:value-type="string">
            <text:p>Easy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Orndorf's Jump</text:p>
          </table:table-cell>
          <table:table-cell table:style-name="ce3" office:value-type="string">
            <text:p>Medium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It Moves</text:p>
          </table:table-cell>
          <table:table-cell office:value-type="string">
            <text:p>Easy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Elevator</text:p>
          </table:table-cell>
          <table:table-cell office:value-type="string">
            <text:p>Easy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Rectangle</text:p>
          </table:table-cell>
          <table:table-cell office:value-type="string">
            <text:p>Easy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It Moves II</text:p>
          </table:table-cell>
          <table:table-cell table:style-name="ce3" office:value-type="string">
            <text:p>Medium</text:p>
          </table:table-cell>
          <table:table-cell table:style-name="ce4"/>
        </table:table-row>
        <table:table-row table:style-name="ro1">
          <table:table-cell office:value-type="string">
            <text:p>World 1</text:p>
          </table:table-cell>
          <table:table-cell office:value-type="string">
            <text:p>Blocked 1 </text:p>
          </table:table-cell>
          <table:table-cell office:value-type="string">
            <text:p>Easy</text:p>
          </table:table-cell>
          <table:table-cell table:style-name="ce4"/>
        </table:table-row>
        <table:table-row table:style-name="ro1">
          <table:table-cell office:value-type="string">
            <text:p>World 1</text:p>
          </table:table-cell>
          <table:table-cell office:value-type="string">
            <text:p>Blocked 2 </text:p>
          </table:table-cell>
          <table:table-cell office:value-type="string">
            <text:p>Easy</text:p>
          </table:table-cell>
          <table:table-cell table:style-name="ce4"/>
        </table:table-row>
        <table:table-row table:style-name="ro1">
          <table:table-cell office:value-type="string">
            <text:p>World 1</text:p>
          </table:table-cell>
          <table:table-cell office:value-type="string">
            <text:p>Blocked 3 </text:p>
          </table:table-cell>
          <table:table-cell table:style-name="ce3" office:value-type="string">
            <text:p>Medium</text:p>
          </table:table-cell>
          <table:table-cell/>
        </table:table-row>
        <table:table-row table:style-name="ro1">
          <table:table-cell office:value-type="string">
            <text:p>World 1</text:p>
          </table:table-cell>
          <table:table-cell office:value-type="string">
            <text:p>On a Pedestal</text:p>
          </table:table-cell>
          <table:table-cell table:style-name="ce3" office:value-type="string">
            <text:p>Medium</text:p>
          </table:table-cell>
          <table:table-cell table:style-name="ce4"/>
        </table:table-row>
        <table:table-row table:style-name="ro1">
          <table:table-cell office:value-type="string">
            <text:p>World 1</text:p>
          </table:table-cell>
          <table:table-cell office:value-type="string">
            <text:p>It Moves III</text:p>
          </table:table-cell>
          <table:table-cell table:style-name="Default"/>
          <table:table-cell table:style-name="ce4"/>
        </table:table-row>
        <table:table-row table:style-name="ro1">
          <table:table-cell office:value-type="string">
            <text:p>World 1</text:p>
          </table:table-cell>
          <table:table-cell office:value-type="string">
            <text:p>It Moves IV</text:p>
          </table:table-cell>
          <table:table-cell table:style-name="Default"/>
          <table:table-cell table:style-name="ce4"/>
        </table:table-row>
        <table:table-row table:style-name="ro1">
          <table:table-cell office:value-type="string">
            <text:p>World 1</text:p>
          </table:table-cell>
          <table:table-cell office:value-type="string">
            <text:p>It Moves V</text:p>
          </table:table-cell>
          <table:table-cell table:style-name="ce4" office:value-type="string">
            <text:p>Hard</text:p>
          </table:table-cell>
          <table:table-cell table:style-name="ce4"/>
        </table:table-row>
        <table:table-row table:style-name="ro1">
          <table:table-cell office:value-type="string">
            <text:p>World 1</text:p>
          </table:table-cell>
          <table:table-cell office:value-type="string">
            <text:p>Orndorf's Megajump</text:p>
          </table:table-cell>
          <table:table-cell table:style-name="ce4" office:value-type="string">
            <text:p>Hard</text:p>
          </table:table-cell>
          <table:table-cell table:style-name="ce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3">13.10.2023</text:date>, <text:time>10:5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omas Hynninen</meta:initial-creator>
    <meta:creation-date>2023-10-13T09:42:58.24</meta:creation-date>
    <meta:generator>OpenOffice/4.1.10$Win32 OpenOffice.org_project/4110m2$Build-9807</meta:generator>
    <dc:date>2023-10-13T10:57:34.06</dc:date>
    <dc:creator>Tuomas Hynninen</dc:creator>
    <meta:editing-duration>PT1H5M57S</meta:editing-duration>
    <meta:editing-cycles>7</meta:editing-cycles>
    <meta:document-statistic meta:table-count="1" meta:cell-count="59" meta:object-count="0"/>
  </office:meta>
</office:document-meta>
</file>